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color="#000000" draw:fill="none" draw:fill-color="#ffffff" fo:min-height="14.55cm"/>
    </style:style>
    <style:style style:name="gr2" style:family="graphic" style:parent-style-name="standard">
      <style:graphic-properties draw:stroke="solid" svg:stroke-color="#000000" draw:fill="none" draw:fill-color="#ffffff" fo:min-height="3.304cm"/>
    </style:style>
    <style:style style:name="gr3" style:family="graphic" style:parent-style-name="standard">
      <style:graphic-properties draw:stroke="none" svg:stroke-color="#000000" draw:fill="none" draw:fill-color="#ffffff" fo:min-height="3.35cm"/>
    </style:style>
    <style:style style:name="gr4" style:family="graphic" style:parent-style-name="objectwithoutfill">
      <style:graphic-properties svg:stroke-width="0.106cm" draw:marker-start-width="0.358cm" draw:marker-end="Arrow" draw:marker-end-width="0.458cm" draw:fill="none" draw:textarea-vertical-align="middle" fo:padding-top="0.177cm" fo:padding-bottom="0.177cm" fo:padding-left="0.302cm" fo:padding-right="0.302cm"/>
    </style:style>
    <style:style style:name="P1" style:family="paragraph">
      <style:paragraph-properties fo:text-align="center"/>
      <style:text-properties fo:font-size="28pt" style:font-size-asian="28pt" style:font-size-complex="28pt"/>
    </style:style>
    <style:style style:name="P2" style:family="paragraph">
      <style:paragraph-properties fo:margin-left="0cm" fo:margin-right="0cm" fo:margin-top="0cm" fo:margin-bottom="0cm" fo:line-height="100%" fo:text-align="center" fo:text-indent="0cm"/>
      <style:text-properties fo:font-size="28pt" style:font-size-asian="28pt" style:font-size-complex="28pt"/>
    </style:style>
    <style:style style:name="P3" style:family="paragraph">
      <style:paragraph-properties fo:text-align="start"/>
      <style:text-properties fo:font-size="28pt" style:font-size-asian="28pt" style:font-size-complex="28pt"/>
    </style:style>
    <style:style style:name="P4" style:family="paragraph">
      <style:text-properties fo:font-size="28pt" style:font-size-asian="28pt" style:font-size-complex="28pt"/>
    </style:style>
    <style:style style:name="P5" style:family="paragraph">
      <loext:graphic-properties draw:fill="none" draw:fill-color="#ffffff"/>
      <style:paragraph-properties fo:text-align="center"/>
      <style:text-properties fo:font-size="28pt" style:font-size-asian="28pt" style:font-size-complex="28pt"/>
    </style:style>
    <style:style style:name="P6" style:family="paragraph">
      <style:paragraph-properties fo:text-align="center"/>
      <style:text-properties fo:font-size="28pt" fo:font-weight="normal" style:font-size-asian="28pt" style:font-weight-asian="normal" style:font-size-complex="28pt" style:font-weight-complex="normal"/>
    </style:style>
    <style:style style:name="P7" style:family="paragraph">
      <loext:graphic-properties draw:fill="none" draw:fill-color="#ffffff"/>
      <style:paragraph-properties fo:text-align="center"/>
      <style:text-properties fo:font-size="28pt" fo:font-weight="normal" style:font-size-asian="28pt" style:font-weight-asian="normal" style:font-size-complex="28pt" style:font-weight-complex="normal"/>
    </style:style>
    <style:style style:name="P8" style:family="paragraph">
      <loext:graphic-properties draw:fill="none"/>
      <style:paragraph-properties fo:text-align="center"/>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28pt" style:font-size-asian="28pt" style:font-size-complex="28pt"/>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5" draw:layer="layout" svg:width="21.9cm" svg:height="19.242cm" svg:x="11.8cm" svg:y="22.7cm">
          <draw:text-box>
            <text:p text:style-name="P1"><text:span text:style-name="T1">RDS </text:span><text:span text:style-name="T2">(2005)</text:span></text:p>
            <text:p text:style-name="P1"><text:span text:style-name="T2">(</text:span><text:span text:style-name="T1">R</text:span><text:span text:style-name="T3">ecursive </text:span><text:span text:style-name="T1">D</text:span><text:span text:style-name="T3">ata </text:span><text:span text:style-name="T1">S</text:span><text:span text:style-name="T3">tructure </text:span><text:span text:style-name="T1">P</text:span><text:span text:style-name="T3">rofiler)</text:span></text:p>
            <text:p text:style-name="P2"><text:span text:style-name="T1">MSP’05, Memory Systems Performance Workshop, Chicago, USA</text:span></text:p>
            <text:p text:style-name="P3"><text:span text:style-name="T1">Methodology:</text:span></text:p>
            <text:p text:style-name="P3"><text:span text:style-name="T4">Builds</text:span><text:span text:style-name="T5"> </text:span><text:span text:style-name="T4">2 memory graphs (Unified Shape Graph (USG) + Static Shape Graph (SSG)). USG consists of all dynamically allocated memory chunks as nodes. SSG consists of nodes corresponding to static locations of allocation call instructions in the program binary. SCCs on the SSG delineate separate data structures. An array of trees materialises into a graph on USG. SSG can help separate RDS of trees from those of arrays.</text:span></text:p>
            <text:p text:style-name="P4"><text:span text:style-name="T1">Implementation:</text:span><text:span text:style-name="T3"> </text:span><text:span text:style-name="T6">Binary instrumentation with Intel’s PIN</text:span></text:p>
            <text:p text:style-name="P4"><text:span text:style-name="T1">Experimental Result</text:span><text:span text:style-name="T3">: </text:span><text:span text:style-name="T6">SPEC2000, Olden. RDSP <text:s/>processes dynamic application traces. Builds graphs and calculates numbers of different RDS and their lifetimes. No precise identification is reported. Numbers have not been validated in any way.</text:span></text:p>
            <text:p text:style-name="P4"><text:span text:style-name="T6"/></text:p>
          </draw:text-box>
        </draw:frame>
        <draw:frame draw:style-name="gr1" draw:text-style-name="P5" draw:layer="layout" svg:width="21.9cm" svg:height="25.848cm" svg:x="38.6cm" svg:y="22.46cm">
          <draw:text-box>
            <text:p text:style-name="P1"><text:span text:style-name="T1">DDT </text:span><text:span text:style-name="T2">(2009)</text:span></text:p>
            <text:p text:style-name="P1"><text:span text:style-name="T2">(</text:span><text:span text:style-name="T1">R</text:span><text:span text:style-name="T3">ecursive </text:span><text:span text:style-name="T1">D</text:span><text:span text:style-name="T3">ata </text:span><text:span text:style-name="T1">S</text:span><text:span text:style-name="T3">tructure </text:span><text:span text:style-name="T1">P</text:span><text:span text:style-name="T3">rofiler)</text:span></text:p>
            <text:p text:style-name="P1"><text:span text:style-name="T1">Workshop on Parallel Execution of </text:span><text:span text:style-name="T1">Sequential Programs on Multicore </text:span><text:span text:style-name="T1">Architectures (PESPMA'09) , June 2009.</text:span></text:p>
            <text:p text:style-name="P1"><text:span text:style-name="T1"/></text:p>
            <text:p text:style-name="P1"><text:span text:style-name="T1">MICRO’42 Proceedings of the 42nd Annual </text:span><text:span text:style-name="T1">IEEE/ACM International Symposium on </text:span><text:span text:style-name="T1">Microarchitecture</text:span></text:p>
            <text:p text:style-name="P3"><text:span text:style-name="T1"/></text:p>
            <text:p text:style-name="P3"><text:span text:style-name="T1">Methodology:</text:span></text:p>
            <text:p text:style-name="P3"><text:span text:style-name="T4">Builds</text:span><text:span text:style-name="T5"> </text:span><text:span text:style-name="T4">2 memory graphs (Unified Shape Graph (USG) + </text:span><text:span text:style-name="T4">Static Shape Graph (SSG)). USG consists of all dynamically </text:span><text:span text:style-name="T4">allocated memory chunks as nodes. SSG consists of nodes </text:span><text:span text:style-name="T4">corresponding to static locations of allocation call instructions </text:span><text:span text:style-name="T4">in the program binary. SCCs on the SSG delineate separate </text:span><text:span text:style-name="T4">data structures. An array of trees materialises into a graph </text:span><text:span text:style-name="T4">on USG. SSG can help separate RDS of trees from those of </text:span><text:span text:style-name="T4">arrays.</text:span></text:p>
            <text:p text:style-name="P4"><text:span text:style-name="T1">Implementation:</text:span><text:span text:style-name="T3"> </text:span><text:span text:style-name="T6">Binary instrumentation with Intel’s PIN</text:span></text:p>
            <text:p text:style-name="P4"><text:span text:style-name="T1">Experimental Result</text:span><text:span text:style-name="T3">: </text:span><text:span text:style-name="T6">SPEC2000, Olden. RDSP <text:s/></text:span><text:span text:style-name="T6">processes dynamic application traces. Builds graphs and </text:span><text:span text:style-name="T6">calculates numbers of different RDS and their lifetimes. No </text:span><text:span text:style-name="T6">precise identification is reported. Numbers have not been </text:span><text:span text:style-name="T6">validated in any way.</text:span></text:p>
            <text:p text:style-name="P4"><text:span text:style-name="T6"/></text:p>
          </draw:text-box>
        </draw:frame>
        <draw:frame draw:style-name="gr2" draw:text-style-name="P5" draw:layer="layout" svg:width="19cm" svg:height="3.554cm" svg:x="4.4cm" svg:y="5.2cm">
          <draw:text-box>
            <text:p text:style-name="P1"><text:span text:style-name="T1">Memory profiling, Profile-based optimizations, memory analysis</text:span></text:p>
            <text:p text:style-name="P1"><text:span text:style-name="T3"/></text:p>
          </draw:text-box>
        </draw:frame>
        <draw:frame draw:style-name="gr3" draw:text-style-name="P7" draw:layer="layout" svg:width="11.1cm" svg:height="3.6cm" svg:x="3.2cm" svg:y="13.5cm">
          <draw:text-box>
            <text:p text:style-name="P6"><text:span text:style-name="T2">Work at the granularity of the individual load/store operations</text:span></text:p>
          </draw:text-box>
        </draw:frame>
        <draw:frame draw:style-name="gr2" draw:text-style-name="P5" draw:layer="layout" svg:width="19cm" svg:height="3.554cm" svg:x="24.1cm" svg:y="8.7cm">
          <draw:text-box>
            <text:p text:style-name="P1"><text:span text:style-name="T1">Shape Analysis</text:span></text:p>
            <text:p text:style-name="P1"><text:span text:style-name="T3"/></text:p>
          </draw:text-box>
        </draw:frame>
        <draw:frame draw:style-name="gr3" draw:text-style-name="P7" draw:layer="layout" svg:width="11.1cm" svg:height="5.756cm" svg:x="30.9cm" svg:y="15.1cm">
          <draw:text-box>
            <text:p text:style-name="P6"><text:span text:style-name="T2">Conservative, cannot operate on multiple compilation units, analysis time does not scale well</text:span></text:p>
          </draw:text-box>
        </draw:frame>
        <draw:line draw:style-name="gr4" draw:text-style-name="P8" draw:layer="layout" svg:x1="43.4cm" svg:y1="10.6cm" svg:x2="50cm" svg:y2="21.8cm">
          <text:p/>
        </draw:line>
        <draw:line draw:style-name="gr4" draw:text-style-name="P8" draw:layer="layout" svg:x1="33.8cm" svg:y1="12.7cm" svg:x2="23.9cm" svg:y2="22.4cm">
          <text:p/>
        </draw:line>
        <draw:line draw:style-name="gr4" draw:text-style-name="P8" draw:layer="layout" svg:x1="13.4cm" svg:y1="9.4cm" svg:x2="21cm" svg:y2="22.5cm">
          <text:p/>
        </draw:line>
        <draw:frame draw:style-name="gr1" draw:text-style-name="P5" draw:layer="layout" svg:width="21.9cm" svg:height="14.8cm" svg:x="19cm" svg:y="50.36cm">
          <draw:text-box>
            <text:p text:style-name="P1"><text:span text:style-name="T1">MemPick </text:span><text:span text:style-name="T2">(2013)</text:span></text:p>
            <text:p text:style-name="P1"><text:span text:style-name="T2">(</text:span><text:span text:style-name="T1">R</text:span><text:span text:style-name="T3">ecursive </text:span><text:span text:style-name="T1">D</text:span><text:span text:style-name="T3">ata </text:span><text:span text:style-name="T1">S</text:span><text:span text:style-name="T3">tructure </text:span><text:span text:style-name="T1">P</text:span><text:span text:style-name="T3">rofiler)</text:span></text:p>
            <text:p text:style-name="P1"><text:span text:style-name="T3">2013 20th Working Conference on Reverse Engineering (WCRE)</text:span></text:p>
            <text:p text:style-name="P3"><text:span text:style-name="T1">Methodology:</text:span></text:p>
            <text:p text:style-name="P3"><text:span text:style-name="T6"/></text:p>
            <text:p text:style-name="P4"><text:span text:style-name="T1">Implementation:</text:span></text:p>
            <text:p text:style-name="P4"><text:span text:style-name="T1"/></text:p>
            <text:p text:style-name="P4"><text:span text:style-name="T1">Experimental Result</text:span><text:span text:style-name="T3">: </text:span><text:span text:style-name="T6">10 real world applications, 16 libraries.</text:span><text:span text:style-name="T3"> </text:span></text:p>
          </draw:text-box>
        </draw:frame>
        <draw:line draw:style-name="gr4" draw:text-style-name="P8" draw:layer="layout" svg:x1="22.1cm" svg:y1="42.8cm" svg:x2="29cm" svg:y2="50cm">
          <text:p/>
        </draw:line>
        <draw:line draw:style-name="gr4" draw:text-style-name="P8" draw:layer="layout" svg:x1="50.2cm" svg:y1="40.4cm" svg:x2="31cm" svg:y2="49.7cm">
          <text:p/>
        </draw:line>
        <draw:frame draw:style-name="gr2" draw:text-style-name="P5" draw:layer="layout" svg:width="19cm" svg:height="3.554cm" svg:x="2cm" svg:y="44.9cm">
          <draw:text-box>
            <text:p text:style-name="P1"><text:span text:style-name="T1">Forensics and Reverse Engineering</text:span></text:p>
          </draw:text-box>
        </draw:frame>
        <draw:line draw:style-name="gr4" draw:text-style-name="P8" draw:layer="layout" svg:x1="10.9cm" svg:y1="49.4cm" svg:x2="17.8cm" svg:y2="56.6cm">
          <text:p/>
        </draw:line>
        <draw:frame draw:style-name="gr3" draw:text-style-name="P7" draw:layer="layout" svg:width="11.1cm" svg:height="5.756cm" svg:x="3.2cm" svg:y="52.1cm">
          <draw:text-box>
            <text:p text:style-name="P6"><text:span text:style-name="T2">Limited to the low level programming constructs such as individual variables or struc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05T14:41:58.815190463</meta:creation-date>
    <dc:date>2019-08-07T17:10:59.502805948</dc:date>
    <meta:editing-duration>PT2H15M35S</meta:editing-duration>
    <meta:editing-cycles>8</meta:editing-cycles>
    <meta:generator>LibreOffice/6.1.4.2$Linux_X86_64 LibreOffice_project/10$Build-2</meta:generator>
    <meta:document-statistic meta:object-count="15"/>
  </office:meta>
</office:document-meta>
</file>